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76899" officeooo:paragraph-rsid="00176899"/>
    </style:style>
    <style:style style:name="P2" style:family="paragraph" style:parent-style-name="Standard">
      <style:paragraph-properties fo:text-align="start" style:justify-single-word="false"/>
      <style:text-properties officeooo:rsid="00176899" officeooo:paragraph-rsid="0018fc7e"/>
    </style:style>
    <style:style style:name="P3" style:family="paragraph" style:parent-style-name="Standard">
      <style:paragraph-properties fo:text-align="start" style:justify-single-word="false"/>
      <style:text-properties officeooo:rsid="00176899" officeooo:paragraph-rsid="001fca73"/>
    </style:style>
    <style:style style:name="P4" style:family="paragraph" style:parent-style-name="Standard">
      <style:paragraph-properties fo:text-align="center" style:justify-single-word="false"/>
      <style:text-properties fo:font-weight="bold" officeooo:rsid="00176899" officeooo:paragraph-rsid="001d5c19" style:font-weight-asian="bold" style:font-weight-complex="bold"/>
    </style:style>
    <style:style style:name="P5" style:family="paragraph" style:parent-style-name="Standard">
      <style:paragraph-properties fo:text-align="start" style:justify-single-word="false"/>
      <style:text-properties fo:font-weight="bold" officeooo:rsid="0018fc7e" officeooo:paragraph-rsid="00190ad6" style:font-weight-asian="bold" style:font-weight-complex="bold"/>
    </style:style>
    <style:style style:name="P6" style:family="paragraph" style:parent-style-name="Standard">
      <style:paragraph-properties fo:text-align="start" style:justify-single-word="false"/>
      <style:text-properties fo:font-weight="bold" officeooo:rsid="00190ad6" officeooo:paragraph-rsid="00190ad6" style:font-weight-asian="bold" style:font-weight-complex="bold"/>
    </style:style>
    <style:style style:name="P7" style:family="paragraph" style:parent-style-name="Standard">
      <style:paragraph-properties fo:text-align="center" style:justify-single-word="false"/>
      <style:text-properties fo:font-weight="bold" officeooo:rsid="001f53c1" officeooo:paragraph-rsid="001f53c1" style:font-weight-asian="bold" style:font-weight-complex="bold"/>
    </style:style>
    <style:style style:name="P8" style:family="paragraph" style:parent-style-name="Standard">
      <style:paragraph-properties fo:text-align="start" style:justify-single-word="false"/>
      <style:text-properties fo:font-weight="bold" officeooo:rsid="001f53c1" officeooo:paragraph-rsid="001f53c1" style:font-weight-asian="bold" style:font-weight-complex="bold"/>
    </style:style>
    <style:style style:name="P9" style:family="paragraph" style:parent-style-name="Standard">
      <style:paragraph-properties fo:text-align="start" style:justify-single-word="false"/>
      <style:text-properties fo:font-weight="bold" officeooo:rsid="001f53c1" officeooo:paragraph-rsid="00235539" style:font-weight-asian="bold" style:font-weight-complex="bold"/>
    </style:style>
    <style:style style:name="P10" style:family="paragraph" style:parent-style-name="Standard">
      <style:paragraph-properties fo:text-align="start" style:justify-single-word="false"/>
      <style:text-properties fo:font-weight="bold" officeooo:rsid="001fca73" officeooo:paragraph-rsid="001fca73" style:font-weight-asian="bold" style:font-weight-complex="bold"/>
    </style:style>
    <style:style style:name="P11" style:family="paragraph" style:parent-style-name="Standard">
      <style:paragraph-properties fo:text-align="start" style:justify-single-word="false"/>
      <style:text-properties officeooo:rsid="0018fc7e" officeooo:paragraph-rsid="0018fc7e"/>
    </style:style>
    <style:style style:name="P12" style:family="paragraph" style:parent-style-name="Standard">
      <style:paragraph-properties fo:text-align="start" style:justify-single-word="false"/>
      <style:text-properties officeooo:rsid="0018fc7e" officeooo:paragraph-rsid="00195d6f"/>
    </style:style>
    <style:style style:name="P13" style:family="paragraph" style:parent-style-name="Standard">
      <style:paragraph-properties fo:text-align="start" style:justify-single-word="false"/>
      <style:text-properties fo:font-weight="normal" officeooo:rsid="001f53c1" officeooo:paragraph-rsid="001f53c1" style:font-weight-asian="normal" style:font-weight-complex="normal"/>
    </style:style>
    <style:style style:name="P14" style:family="paragraph" style:parent-style-name="Standard">
      <style:paragraph-properties fo:text-align="start" style:justify-single-word="false"/>
      <style:text-properties officeooo:rsid="001f53c1" officeooo:paragraph-rsid="001f53c1"/>
    </style:style>
    <style:style style:name="P15" style:family="paragraph" style:parent-style-name="Standard">
      <style:paragraph-properties fo:text-align="start" style:justify-single-word="false"/>
      <style:text-properties officeooo:rsid="001fca73" officeooo:paragraph-rsid="001fca73"/>
    </style:style>
    <style:style style:name="P16" style:family="paragraph" style:parent-style-name="Standard">
      <style:paragraph-properties fo:text-align="start" style:justify-single-word="false">
        <style:tab-stops>
          <style:tab-stop style:position="0.1252in"/>
        </style:tab-stops>
      </style:paragraph-properties>
      <style:text-properties officeooo:rsid="001fca73" officeooo:paragraph-rsid="0026179b"/>
    </style:style>
    <style:style style:name="P17" style:family="paragraph" style:parent-style-name="Standard">
      <style:paragraph-properties fo:text-align="start" style:justify-single-word="false"/>
      <style:text-properties officeooo:rsid="0026179b" officeooo:paragraph-rsid="0026179b"/>
    </style:style>
    <style:style style:name="P18" style:family="paragraph" style:parent-style-name="Standard">
      <style:paragraph-properties fo:text-align="start" style:justify-single-word="false">
        <style:tab-stops>
          <style:tab-stop style:position="0.1043in"/>
        </style:tab-stops>
      </style:paragraph-properties>
      <style:text-properties officeooo:rsid="001f53c1" officeooo:paragraph-rsid="00176899"/>
    </style:style>
    <style:style style:name="P19" style:family="paragraph" style:parent-style-name="Standard">
      <style:paragraph-properties fo:text-align="start" style:justify-single-word="false">
        <style:tab-stops>
          <style:tab-stop style:position="0.1252in"/>
        </style:tab-stops>
      </style:paragraph-properties>
      <style:text-properties officeooo:rsid="001fca73" officeooo:paragraph-rsid="00176899"/>
    </style:style>
    <style:style style:name="P20" style:family="paragraph" style:parent-style-name="Standard">
      <style:paragraph-properties fo:text-align="start" style:justify-single-word="false">
        <style:tab-stops>
          <style:tab-stop style:position="0.1252in"/>
        </style:tab-stops>
      </style:paragraph-properties>
      <style:text-properties officeooo:rsid="0026179b" officeooo:paragraph-rsid="0026179b"/>
    </style:style>
    <style:style style:name="P21" style:family="paragraph" style:parent-style-name="Standard">
      <style:paragraph-properties fo:text-align="start" style:justify-single-word="false"/>
      <style:text-properties officeooo:rsid="0026179b" officeooo:paragraph-rsid="00176899"/>
    </style:style>
    <style:style style:name="P22" style:family="paragraph" style:parent-style-name="Standard">
      <style:paragraph-properties fo:text-align="start" style:justify-single-word="false"/>
      <style:text-properties fo:font-weight="normal" officeooo:rsid="0026179b" officeooo:paragraph-rsid="00235539" style:font-weight-asian="normal" style:font-weight-complex="normal"/>
    </style:style>
    <style:style style:name="P23" style:family="paragraph" style:parent-style-name="Standard">
      <style:paragraph-properties fo:text-align="start" style:justify-single-word="false"/>
      <style:text-properties fo:font-weight="normal" officeooo:rsid="0019d024" officeooo:paragraph-rsid="0019d024" style:font-weight-asian="normal" style:font-weight-complex="normal"/>
    </style:style>
    <style:style style:name="P24" style:family="paragraph" style:parent-style-name="Standard">
      <style:paragraph-properties fo:text-align="center" style:justify-single-word="false"/>
      <style:text-properties fo:font-weight="bold" officeooo:rsid="00176899" officeooo:paragraph-rsid="001d5c19" style:font-weight-asian="bold" style:font-weight-complex="bold"/>
    </style:style>
    <style:style style:name="P25" style:family="paragraph" style:parent-style-name="Standard">
      <style:paragraph-properties fo:text-align="center" style:justify-single-word="false"/>
      <style:text-properties officeooo:rsid="00292220" officeooo:paragraph-rsid="00292220"/>
    </style:style>
    <style:style style:name="T1" style:family="text">
      <style:text-properties fo:font-weight="bold" style:font-weight-asian="bold" style:font-weight-complex="bold"/>
    </style:style>
    <style:style style:name="T2" style:family="text">
      <style:text-properties officeooo:rsid="0018fc7e"/>
    </style:style>
    <style:style style:name="T3" style:family="text">
      <style:text-properties fo:font-weight="normal" style:font-weight-asian="normal" style:font-weight-complex="normal"/>
    </style:style>
    <style:style style:name="T4" style:family="text">
      <style:text-properties fo:font-weight="normal" officeooo:rsid="0018fc7e" style:font-weight-asian="normal" style:font-weight-complex="normal"/>
    </style:style>
    <style:style style:name="T5" style:family="text">
      <style:text-properties fo:font-weight="normal" officeooo:rsid="00190ad6" style:font-weight-asian="normal" style:font-weight-complex="normal"/>
    </style:style>
    <style:style style:name="T6" style:family="text">
      <style:text-properties fo:font-weight="normal" officeooo:rsid="00195d6f" style:font-weight-asian="normal" style:font-weight-complex="normal"/>
    </style:style>
    <style:style style:name="T7" style:family="text">
      <style:text-properties fo:font-weight="normal" officeooo:rsid="0019d024" style:font-weight-asian="normal" style:font-weight-complex="normal"/>
    </style:style>
    <style:style style:name="T8" style:family="text">
      <style:text-properties fo:font-weight="normal" officeooo:rsid="001a1552" style:font-weight-asian="normal" style:font-weight-complex="normal"/>
    </style:style>
    <style:style style:name="T9" style:family="text">
      <style:text-properties fo:font-weight="normal" officeooo:rsid="001bed06" style:font-weight-asian="normal" style:font-weight-complex="normal"/>
    </style:style>
    <style:style style:name="T10" style:family="text">
      <style:text-properties fo:font-weight="normal" officeooo:rsid="001fca73" style:font-weight-asian="normal" style:font-weight-complex="normal"/>
    </style:style>
    <style:style style:name="T11" style:family="text">
      <style:text-properties fo:font-weight="normal" officeooo:rsid="0021b60c" style:font-weight-asian="normal" style:font-weight-complex="normal"/>
    </style:style>
    <style:style style:name="T12" style:family="text">
      <style:text-properties fo:font-weight="normal" officeooo:rsid="0026179b" style:font-weight-asian="normal" style:font-weight-complex="normal"/>
    </style:style>
    <style:style style:name="T13" style:family="text">
      <style:text-properties officeooo:rsid="00190ad6"/>
    </style:style>
    <style:style style:name="T14" style:family="text">
      <style:text-properties officeooo:rsid="001f53c1"/>
    </style:style>
    <style:style style:name="T15" style:family="text">
      <style:text-properties officeooo:rsid="0021b60c"/>
    </style:style>
    <style:style style:name="T16" style:family="text">
      <style:text-properties officeooo:rsid="00235539"/>
    </style:style>
    <style:style style:name="T17" style:family="text">
      <style:text-properties officeooo:rsid="002597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TNESS MONKEY</text:p>
      <text:p text:style-name="P7">(Potential User)</text:p>
      <text:p text:style-name="P8"/>
      <text:p text:style-name="P10"><text:span text:style-name="T14">1. </text:span>Name: David Grey</text:p>
      <text:p text:style-name="P10">Occupation: Welder</text:p>
      <text:p text:style-name="P10">Potential user: Yes</text:p>
      <text:p text:style-name="P10">Age: 30</text:p>
      <text:p text:style-name="P10">Marital status: Married</text:p>
      <text:p text:style-name="P13">Potential user: I'm looking for an app that offers thoughtful accessibility. For me the app it must be:</text:p>
      <text:p text:style-name="P13"><text:s text:c="3"/>a. Easy to use, <text:span text:style-name="T16">meaning I want a nav-bar that leads me to where I want to go not off somewhere I didn't want to go.</text:span></text:p>
      <text:p text:style-name="P1"><text:s text:c="3"/><text:span text:style-name="T14">b. Simple when looking for ways to join.</text:span></text:p>
      <text:p text:style-name="P1"><text:s text:c="3"/><text:span text:style-name="T14">c. Show testimonials from the CEO.</text:span></text:p>
      <text:p text:style-name="P18"><text:tab/>d. Have stories of real people, I don't want to see all of Hollywood's best actors pitching your app. I want people who look like I do!</text:p>
      <text:p text:style-name="P14"><text:s text:c="2"/>e. I want to see diversity in the <text:span text:style-name="T16">video section, </text:span>people <text:span text:style-name="T16">from all over who </text:span>utilize this app. </text:p>
      <text:p text:style-name="P14"><text:s text:c="2"/>f. The app should offer a way to see one's immediate progress in real time!</text:p>
      <text:p text:style-name="P14"><text:s text:c="2"/><text:span text:style-name="T15">g. Easy to follow workouts. </text:span></text:p>
      <text:p text:style-name="P15"><text:s text:c="2"/><text:span text:style-name="T15">h. I don't want have to search through tons of pages to find what I want. I want it to be fast and effective. </text:span></text:p>
      <text:p text:style-name="P10"><text:span text:style-name="T14">2. </text:span>Name: Verse Shan</text:p>
      <text:p text:style-name="P10">Occupation: <text:span text:style-name="T16">Wife/</text:span>Homemaker</text:p>
      <text:p text:style-name="P10">Potential user: Yes</text:p>
      <text:p text:style-name="P10">Age: 29</text:p>
      <text:p text:style-name="P10">Marital status: Married</text:p>
      <text:p text:style-name="P8"><text:span text:style-name="T3">Potential user: I'm a</text:span><text:span text:style-name="T10">n</text:span><text:span text:style-name="T3"> </text:span><text:span text:style-name="T10"><text:s/></text:span><text:span text:style-name="T3">accountant </text:span><text:span text:style-name="T10">with one kid on the way</text:span><text:span text:style-name="T3"> and as a user of your app and what would compel me to use your app is:</text:span></text:p>
      <text:p text:style-name="P8"><text:span text:style-name="T3"><text:s text:c="2"/>a. Simple navigation from one page to the next. </text:span><text:span text:style-name="T12">Testimonials from other moms</text:span></text:p>
      <text:p text:style-name="P8"><text:span text:style-name="T3"><text:s text:c="2"/>b. I want to know how to get involved as quickly as I can, </text:span><text:span text:style-name="T11">with working out with other members.</text:span></text:p>
      <text:p text:style-name="P8"><text:span text:style-name="T3"><text:s text:c="2"/>c. <text:s/>What will be the rewards for my participation, will there be </text:span><text:span text:style-name="T10">Fitness Monkey events, global to group Fitness Monkey workouts?</text:span></text:p>
      <text:p text:style-name="P19"><text:s/>d. Current medical literature that will speak to the benefits addiction recovery and staying fit.</text:p>
      <text:p text:style-name="P16"><text:s/>e . <text:span text:style-name="T15">A feature that will offer feedback about safe areas to do group workouts at.</text:span></text:p>
      <text:p text:style-name="P20"><text:s/>f. Visuals of people working out with testimonials of how the programs are helping them. Smart user-ability!</text:p>
      <text:p text:style-name="P10">3. Name: Craig <text:span text:style-name="T17">Burris</text:span></text:p>
      <text:p text:style-name="P10">Occupation: Judge</text:p>
      <text:p text:style-name="P10">Potential user: Yes</text:p>
      <text:p text:style-name="P10">Age: 51</text:p>
      <text:p text:style-name="P10">Marital status: Divorced</text:p>
      <text:p text:style-name="P9"><text:span text:style-name="T3">Potential user: </text:span><text:span text:style-name="T12">What will bring me to your site are clear and concise sections.</text:span></text:p>
      <text:p text:style-name="P22"><text:s text:c="2"/>a. I want <text:s/>a nav-bar that offers me assistance on how to join!</text:p>
      <text:p text:style-name="P22"><text:s text:c="2"/>b. That demonstrates the different price levels for members.</text:p>
      <text:p text:style-name="P22"><text:s text:c="2"/>c. A section for addiction recovery testimonials.</text:p>
      <text:p text:style-name="P21"><text:s/>d. Fitness recipes and what stores offer the most nutritious ingredients.</text:p>
      <text:p text:style-name="P17"><text:s/>e. A sense of communal purpose, and a feeling that there's a family of Fitness </text:p>
      <text:p text:style-name="P17">Monkeys ready to support me. </text:p>
      <text:p text:style-name="P17"><text:s/>f. It has to be an app that I can get to from my phone. </text:p>
      <text:p text:style-name="P25"/>
      <text:p text:style-name="P3"><text:soft-page-break/></text:p>
      <text:p text:style-name="P4">FITNESS MONKEY </text:p>
      <text:p text:style-name="P4">(User's Stories)</text:p>
      <text:p text:style-name="P1"/>
      <text:p text:style-name="P1"><text:span text:style-name="T1">Name: </text:span>Danielle Smith.</text:p>
      <text:p text:style-name="P1"><text:span text:style-name="T1">Age:</text:span> <text:span text:style-name="T13">41.</text:span></text:p>
      <text:p text:style-name="P1"><text:span text:style-name="T1">Occupation: <text:s/></text:span><text:span text:style-name="T4">Software designer.</text:span></text:p>
      <text:p text:style-name="P1"><text:span text:style-name="T1">Marital status: </text:span>Married with two kids.</text:p>
      <text:p text:style-name="P6">Children: <text:span text:style-name="T3">3</text:span></text:p>
      <text:p text:style-name="P1"><text:span text:style-name="T1">Testimonial:</text:span> When I was in high school I was always expected to be at the top of my class, these pressures came from being raised in a military family that traveled a lot. <text:span text:style-name="T2">From this I often felt alone and with no one to talk to about my struggles, which left me feeling alone and disconnected. </text:span>During high school I was involved in a car accident that left me bed ridden and during those times my grades suffered drastically as did my self-esteem. To improve my ability to maintain my concentration (or so I thought) and bring my grade level back up, I began taking speed. The story I told myself was that I would only do it once, well once turned into a long time of being an addict.</text:p>
      <text:p text:style-name="P11"><text:span text:style-name="T1">Your Fitness story</text:span>: I'd been drug free for a year and also had been attending my meetings regularly with that I had been searching for a way to stay fit. As I was telling a friend at one of the meetings she told me about this app named Fitness Monkey, that offers fitness programs to recovering addicts. When I found I was hooked because I was able to use it easily to find a fitness program that works for me! <text:span text:style-name="T13">Along with other people to work out with either on-line or at the nearest park or gym!</text:span></text:p>
      <text:p text:style-name="P2"><text:span text:style-name="T1">Name: </text:span><text:span text:style-name="T4">John Miller.</text:span></text:p>
      <text:p text:style-name="P2"><text:span text:style-name="T1">Age:</text:span> <text:span text:style-name="T2">28.</text:span></text:p>
      <text:p text:style-name="P2"><text:span text:style-name="T1">Occupation: <text:s/></text:span><text:span text:style-name="T4">Construction </text:span><text:span text:style-name="T5">site manager</text:span><text:span text:style-name="T4">.</text:span></text:p>
      <text:p text:style-name="P2"><text:span text:style-name="T1">Marital status: </text:span><text:span text:style-name="T4">Single.</text:span></text:p>
      <text:p text:style-name="P6">Children: <text:span text:style-name="T3">1</text:span></text:p>
      <text:p text:style-name="P2"><text:span text:style-name="T1">Testimonial:</text:span> <text:span text:style-name="T2">I have been clean for six months which for me is a daily struggle but I'm working the plan as a recovering alcoholic I've been looking for a program that will allow me to be around others who want to stay away from alcohol and stay healthy!</text:span></text:p>
      <text:p text:style-name="P12"><text:span text:style-name="T1">Your Fitness story: </text:span><text:span text:style-name="T3">A friend of mine who was wearing </text:span><text:span text:style-name="T5">a </text:span><text:span text:style-name="T3"><text:s/></text:span><text:span text:style-name="T5">fit-band </text:span><text:span text:style-name="T6">that was </text:span><text:span text:style-name="T3">Fitness Monkey </text:span><text:span text:style-name="T5">he told me how it's helped him not only stay fit through the workout programs they create for you but it's got a whole network of other people who are recovering addicts. I joined because I saw others out there who were doing serious work regarding there addiction recovery and their personal fitness.</text:span></text:p>
      <text:p text:style-name="P6">Name: <text:span text:style-name="T3">Blue Hanson.</text:span></text:p>
      <text:p text:style-name="P6">Age: <text:span text:style-name="T3">51.</text:span></text:p>
      <text:p text:style-name="P6">Occupation: <text:span text:style-name="T3">Lawyer.</text:span></text:p>
      <text:p text:style-name="P6">Marital Status: <text:span text:style-name="T3">Divorced.</text:span></text:p>
      <text:p text:style-name="P6">Children: <text:s/><text:span text:style-name="T3">2</text:span></text:p>
      <text:p text:style-name="P6">Testimonial: <text:span text:style-name="T3">As a recovering alcoholic I found myself turning to other forms of addiction mine just happened to be food. Within six months of my program I had gained a lot of excess weight because I couldn't find the time to do both. I was either working too much to keep my mind off drinking or I was at my meetings thinking about work! </text:span></text:p>
      <text:p text:style-name="P5">Your Fitness story: <text:span text:style-name="T7">I'm a Fitness Monkey fanatic! </text:span><text:span text:style-name="T8">F</text:span><text:span text:style-name="T7">inally an app that marries addiction recovery with fitness here's my story. </text:span><text:span text:style-name="T6">In the middle of what I'll call my dismal attempt to jog a friend of mine was congratulating herself on meeting her Fitness Monkey goal. At first I thought she was nuts talking to herself but then she showed me how she had lost 15lbs in through </text:span><text:span text:style-name="T7">her</text:span><text:span text:style-name="T6"> Fitness Monkey app. </text:span><text:span text:style-name="T7">I learned that her daughter is a recovering addict and she told her about it.</text:span><text:span text:style-name="T6"> </text:span><text:span text:style-name="T7">My friend isn't an addict but she uses the app because of the personalized fitness program, the healthy recipes, and the success stories. She said the best feature for her is that it allows her to learn and share stories of with other parents whose </text:span><text:soft-page-break/><text:span text:style-name="T7">children are in addiction recovery. She </text:span><text:span text:style-name="T8">said</text:span><text:span text:style-name="T7"> </text:span><text:span text:style-name="T9">she can actually </text:span><text:span text:style-name="T7">Fitness Monkey helping her daughter stay clean and stay fit! </text:span><text:span text:style-name="T8">As for me I've lost </text:span><text:span text:style-name="T9">20</text:span><text:span text:style-name="T8">lbs in a few weeks and I'm </text:span><text:span text:style-name="T9">training to run my first marathon!</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0:11:26.127558836</meta:creation-date>
    <dc:date>2015-10-26T14:31:27.398448249</dc:date>
    <meta:editing-duration>PT1H14M9S</meta:editing-duration>
    <meta:editing-cycles>9</meta:editing-cycles>
    <meta:generator>LibreOffice/4.2.4.2$Linux_X86_64 LibreOffice_project/420m0$Build-2</meta:generator>
    <meta:document-statistic meta:table-count="0" meta:image-count="0" meta:object-count="0" meta:page-count="3" meta:paragraph-count="64" meta:word-count="1035" meta:character-count="5677" meta:non-whitespace-character-count="4655"/>
  </office:meta>
</office:document-meta>
</file>